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Standard">
      <style:text-properties fo:color="#000000" fo:font-weight="bold"/>
    </style:style>
    <style:style style:name="P7" style:family="paragraph" style:parent-style-name="Standard">
      <style:text-properties fo:color="#000000" fo:font-weight="bold"/>
    </style:style>
    <style:style style:name="P8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9" style:family="paragraph" style:parent-style-name="Text_20_body">
      <style:text-properties fo:color="#000000" fo:font-weight="bold"/>
    </style:style>
    <style:style style:name="P10" style:family="paragraph" style:parent-style-name="Text_20_body">
      <style:text-properties fo:color="#000000" fo:font-weight="bold" style:font-weight-asian="normal" style:font-weight-complex="normal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(e.DIA = 'DOM'</text:span> OR <text:span text:style-name="T7">e.DIA = 'SAB') );</text:span></text:p>
      <text:p text:style-name="P3"/>
      <text:p text:style-name="P6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4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6"><text:tab/>Resultado     </text:p>
      <text:section text:style-name="Sect1" text:name="Section1">
        <text:p text:style-name="P1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5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) res);</text:p>
      <text:p text:style-name="P3"/>
      <text:p text:style-name="P6">Resultado     </text:p>
      <text:section text:style-name="Sect1" text:name="Section5">
        <text:p text:style-name="P1"><text:bookmark text:name="report_3013374628286540158_catch4"/><text:bookmark text:name="report_R30133746282865401585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10"/><text:bookmark text:name="COL019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SELECT <text:span text:style-name="T7">findesemana.nombre, findesemana.promedio </text:span>FROM </text:p>
      <text:p text:style-name="P3">(SELECT <text:span text:style-name="T7">pro.nombre,</text:span> Sum(<text:span text:style-name="T7">resultado.veces)</text:span> / 5 AS <text:span text:style-name="T7">promedio</text:span> FROM <text:span text:style-name="T7">programa pro,</text:span>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 </text:span>IN (SELECT <text:span text:style-name="T7">cod_prog</text:span> FROM <text:span text:style-name="T7">produccion</text:span>) </text:p>
      <text:p text:style-name="P3"><text:s text:c="8"/>AND (<text:span text:style-name="T7">esp.dia!='DOM'</text:span> AND <text:span text:style-name="T7">esp.dia!='SAB'</text:span>) </text:p>
      <text:p text:style-name="P3"><text:s text:c="8"/>GROUP BY <text:span text:style-name="T7">esp.dia, esp.cod_prog </text:span></text:p>
      <text:p text:style-name="P3"><text:s text:c="8"/>ORDER BY e<text:span text:style-name="T7">sp.cod_prog, esp.dia</text:span>) <text:s/><text:span text:style-name="T7">resultado </text:span></text:p>
      <text:p text:style-name="P3">WHERE <text:span text:style-name="T7">pro.cod_prog = resultado.cod_prog </text:span></text:p>
      <text:p text:style-name="P3">GROUP BY<text:span text:style-name="T7"> pro.nombre</text:span>) <text:span text:style-name="T7">semana,</text:span> </text:p>
      <text:p text:style-name="P3">(SELECT <text:span text:style-name="T7">pro.nombre, </text:span>Sum(<text:span text:style-name="T7">resultado.veces</text:span>)<text:span text:style-name="T7"> / 2 </text:span>AS<text:span text:style-name="T7"> promedio</text:span> FROM <text:span text:style-name="T7">programa pro</text:span>,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</text:span> IN (SELECT <text:span text:style-name="T7">cod_prog</text:span> FROM <text:span text:style-name="T7">produccion</text:span>) </text:p>
      <text:p text:style-name="P3"><text:s text:c="8"/>AND (<text:span text:style-name="T7">esp.dia='DOM'</text:span> OR <text:span text:style-name="T7">esp.dia='SAB'</text:span>) </text:p>
      <text:p text:style-name="P3"><text:s text:c="8"/>GROUP BY <text:span text:style-name="T7">esp.dia, esp.cod_prog </text:span></text:p>
      <text:p text:style-name="P3"><text:soft-page-break/><text:s text:c="8"/>ORDER BY<text:span text:style-name="T7"> esp.cod_prog, esp.dia</text:span>) <text:span text:style-name="T7"><text:s/>resultado </text:span></text:p>
      <text:p text:style-name="P3">WHERE<text:span text:style-name="T7"> pro.cod_prog = resultado.cod_prog </text:span></text:p>
      <text:p text:style-name="P3">GROUP BY <text:span text:style-name="T7">pro.nombre</text:span>)<text:span text:style-name="T7"> findesemana </text:span></text:p>
      <text:p text:style-name="P3">WHERE <text:span text:style-name="T7">semana.nombre = findesemana.nombre </text:span>AND <text:span text:style-name="T7">findesemana.promedio&gt;semana.promedio ;</text:span></text:p>
      <text:p text:style-name="P3"/>
      <text:p text:style-name="P6"><text:tab/>Resultado     </text:p>
      <text:section text:style-name="Sect1" text:name="Section2">
        <text:p text:style-name="P1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4"/><text:bookmark text:name="COL013"/>NOMBRE<text:bookmark text:name="COL024"/><text:bookmark text:name="COL023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4">    <text:span text:style-name="T2">   6.</text:span> Para cada día, mostrar el día, la hora y el nombre del programa que se emite en el espacio con la mayor cantidad de anuncios distintos de cada día.</text:p>
      <text:p text:style-name="P4"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3">select distinct p.nombre</text:p>
      <text:p text:style-name="P3">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,espacio e1 where oc.cod_prog=e1.cod_prog and e1.dia=e.dia and oc.cod_prog=o.cod_prog));</text:p>
      <text:p text:style-name="P3"/>
      <text:p text:style-name="P6">Resultado     </text:p>
      <text:section text:style-name="Sect1" text:name="Section6">
        <text:p text:style-name="P1"><text:bookmark text:name="report_3013374628286540158_catch5"/><text:bookmark text:name="report_R30133746282865401586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2"/><text:bookmark text:name="COL0111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8.</text:span><text:span text:style-name="T7"> Los días en que se ocupan todos los estudios.</text:span></text:p>
      <text:p text:style-name="P10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6"><text:tab/>Resultado     </text:p>
      <text:section text:style-name="Sect1" text:name="Section3">
        <text:p text:style-name="P1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<text:soft-page-break/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Text_20_body"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6"/>
      <text:p text:style-name="P6"><text:tab/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5"/>
            </table:table-cell>
          </table:table-row>
        </table:table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6:40:32</dc:date>
    <dc:creator>guido </dc:creator>
    <meta:editing-duration>PT00H57M22S</meta:editing-duration>
    <meta:editing-cycles>8</meta:editing-cycles>
    <meta:generator>OpenOffice.org/3.2$Linux OpenOffice.org_project/320m12$Build-9483</meta:generator>
    <meta:document-statistic meta:table-count="14" meta:image-count="0" meta:object-count="0" meta:page-count="4" meta:paragraph-count="103" meta:word-count="673" meta:character-count="4844"/>
  </office:meta>
</office:document-meta>
</file>